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200%"/>
      <style:text-properties style:font-name="Times New Roman" fo:font-size="12pt" officeooo:rsid="0006d411" officeooo:paragraph-rsid="0009ac52" style:font-size-asian="12pt" style:font-size-complex="12pt"/>
    </style:style>
    <style:style style:name="P2" style:family="paragraph" style:parent-style-name="Standard">
      <style:paragraph-properties fo:line-height="200%"/>
      <style:text-properties style:font-name="Times New Roman" fo:font-size="12pt" officeooo:rsid="0011a1f1" officeooo:paragraph-rsid="001b4ef4" style:font-size-asian="12pt" style:font-size-complex="12pt"/>
    </style:style>
    <style:style style:name="P3" style:family="paragraph" style:parent-style-name="Standard">
      <style:paragraph-properties fo:line-height="200%"/>
      <style:text-properties style:font-name="Times New Roman" fo:font-size="12pt" officeooo:rsid="001b4ef4" officeooo:paragraph-rsid="001b4ef4" style:font-size-asian="12pt" style:font-size-complex="12pt"/>
    </style:style>
    <style:style style:name="P4" style:family="paragraph" style:parent-style-name="Standard">
      <style:paragraph-properties fo:line-height="200%"/>
      <style:text-properties style:font-name="Times New Roman" fo:font-size="12pt" officeooo:rsid="0010c36d" officeooo:paragraph-rsid="0010c36d" style:font-size-asian="12pt" style:font-size-complex="12pt"/>
    </style:style>
    <style:style style:name="P5" style:family="paragraph" style:parent-style-name="Standard">
      <style:paragraph-properties fo:line-height="200%"/>
      <style:text-properties style:font-name="Times New Roman" fo:font-size="12pt" fo:font-style="normal" officeooo:rsid="0011a1f1" officeooo:paragraph-rsid="0010c36d" style:font-size-asian="12pt" style:font-style-asian="normal" style:font-size-complex="12pt" style:font-style-complex="normal"/>
    </style:style>
    <style:style style:name="P6" style:family="paragraph" style:parent-style-name="Standard">
      <style:paragraph-properties fo:line-height="200%"/>
      <style:text-properties style:font-name="Times New Roman" fo:font-size="12pt" fo:font-style="normal" officeooo:rsid="0011a1f1" officeooo:paragraph-rsid="001f2c23" style:font-size-asian="12pt" style:font-style-asian="normal" style:font-size-complex="12pt" style:font-style-complex="normal"/>
    </style:style>
    <style:style style:name="P7" style:family="paragraph" style:parent-style-name="Standard">
      <style:paragraph-properties fo:line-height="200%"/>
      <style:text-properties style:font-name="Times New Roman" fo:font-size="12pt" fo:font-style="normal" officeooo:rsid="0011a1f1" officeooo:paragraph-rsid="002f37dc" style:font-size-asian="12pt" style:font-style-asian="normal" style:font-size-complex="12pt" style:font-style-complex="normal"/>
    </style:style>
    <style:style style:name="P8" style:family="paragraph" style:parent-style-name="Standard">
      <style:paragraph-properties fo:line-height="200%" fo:text-align="center" style:justify-single-word="false"/>
      <style:text-properties style:font-name="Times New Roman" fo:font-size="12pt" fo:font-weight="bold" officeooo:rsid="0006d411" officeooo:paragraph-rsid="0006d411" style:font-size-asian="12pt" style:font-weight-asian="bold" style:font-size-complex="12pt" style:font-weight-complex="bold"/>
    </style:style>
    <style:style style:name="P9" style:family="paragraph" style:parent-style-name="Standard">
      <style:paragraph-properties fo:line-height="200%" fo:text-align="center" style:justify-single-word="false"/>
      <style:text-properties style:font-name="Times New Roman" fo:font-size="12pt" fo:font-weight="bold" officeooo:rsid="0033b625" officeooo:paragraph-rsid="0033b625" style:font-size-asian="12pt" style:font-weight-asian="bold" style:font-size-complex="12pt" style:font-weight-complex="bold"/>
    </style:style>
    <style:style style:name="P10" style:family="paragraph" style:parent-style-name="Standard">
      <style:paragraph-properties fo:line-height="200%" fo:text-align="center" style:justify-single-word="false"/>
      <style:text-properties style:font-name="Times New Roman" fo:font-size="12pt" fo:font-weight="bold" officeooo:rsid="000e1f31" officeooo:paragraph-rsid="000e1f31" style:font-size-asian="12pt" style:font-weight-asian="bold" style:font-size-complex="12pt" style:font-weight-complex="bold"/>
    </style:style>
    <style:style style:name="P11" style:family="paragraph" style:parent-style-name="Standard">
      <style:paragraph-properties fo:line-height="200%" fo:text-align="center" style:justify-single-word="false"/>
      <style:text-properties style:font-name="Times New Roman" fo:font-size="12pt" fo:font-weight="bold" officeooo:rsid="000ee1b3" officeooo:paragraph-rsid="001b4ef4" style:font-size-asian="12pt" style:font-weight-asian="bold" style:font-size-complex="12pt" style:font-weight-complex="bold"/>
    </style:style>
    <style:style style:name="P12" style:family="paragraph" style:parent-style-name="Standard">
      <style:paragraph-properties fo:line-height="200%" fo:break-before="page"/>
      <style:text-properties style:font-name="Times New Roman" fo:font-size="12pt" officeooo:rsid="0006d411" officeooo:paragraph-rsid="0009ac52" style:font-size-asian="12pt" style:font-size-complex="12pt"/>
    </style:style>
    <style:style style:name="P13" style:family="paragraph" style:parent-style-name="Standard">
      <style:paragraph-properties fo:line-height="200%" fo:break-before="page"/>
      <style:text-properties style:font-name="Times New Roman" fo:font-size="12pt" officeooo:rsid="001b4ef4" officeooo:paragraph-rsid="001b4ef4" style:font-size-asian="12pt" style:font-size-complex="12pt"/>
    </style:style>
    <style:style style:name="P14" style:family="paragraph" style:parent-style-name="Standard">
      <style:paragraph-properties fo:line-height="200%" fo:text-align="center" style:justify-single-word="false" fo:break-before="page"/>
      <style:text-properties style:font-name="Times New Roman" fo:font-size="12pt" fo:font-style="normal" fo:font-weight="bold" officeooo:rsid="0035ace0" officeooo:paragraph-rsid="0035ace0" style:font-size-asian="12pt" style:font-style-asian="normal" style:font-weight-asian="bold" style:font-size-complex="12pt" style:font-style-complex="normal" style:font-weight-complex="bold"/>
    </style:style>
    <style:style style:name="P15" style:family="paragraph" style:parent-style-name="Standard">
      <style:paragraph-properties fo:line-height="200%" fo:text-align="center" style:justify-single-word="false" fo:break-before="page"/>
      <style:text-properties style:font-name="Times New Roman" fo:font-size="12pt" fo:font-weight="bold" officeooo:rsid="0033b625" officeooo:paragraph-rsid="0033b625" style:font-size-asian="12pt" style:font-weight-asian="bold" style:font-size-complex="12pt" style:font-weight-complex="bold"/>
    </style:style>
    <style:style style:name="T1" style:family="text">
      <style:text-properties officeooo:rsid="0007402e"/>
    </style:style>
    <style:style style:name="T2" style:family="text">
      <style:text-properties officeooo:rsid="0007dab8"/>
    </style:style>
    <style:style style:name="T3" style:family="text">
      <style:text-properties fo:font-style="normal" style:font-style-asian="normal" style:font-style-complex="normal"/>
    </style:style>
    <style:style style:name="T4" style:family="text">
      <style:text-properties fo:font-style="normal" officeooo:rsid="0011a1f1" style:font-style-asian="normal" style:font-style-complex="normal"/>
    </style:style>
    <style:style style:name="T5" style:family="text">
      <style:text-properties fo:font-style="normal" officeooo:rsid="00140c35" style:font-style-asian="normal" style:font-style-complex="normal"/>
    </style:style>
    <style:style style:name="T6" style:family="text">
      <style:text-properties fo:font-style="normal" officeooo:rsid="001b4ecf" style:font-style-asian="normal" style:font-style-complex="normal"/>
    </style:style>
    <style:style style:name="T7" style:family="text">
      <style:text-properties fo:font-style="normal" officeooo:rsid="001a9762" style:font-style-asian="normal" style:font-style-complex="normal"/>
    </style:style>
    <style:style style:name="T8" style:family="text">
      <style:text-properties fo:font-style="normal" officeooo:rsid="001d4091" style:font-style-asian="normal" style:font-style-complex="normal"/>
    </style:style>
    <style:style style:name="T9" style:family="text">
      <style:text-properties officeooo:rsid="00127a20"/>
    </style:style>
    <style:style style:name="T10" style:family="text">
      <style:text-properties officeooo:rsid="001d4091"/>
    </style:style>
    <style:style style:name="T11" style:family="text">
      <style:text-properties fo:font-style="italic" officeooo:rsid="001d4091" style:font-style-asian="italic" style:font-style-complex="italic"/>
    </style:style>
    <style:style style:name="T12" style:family="text">
      <style:text-properties fo:font-style="italic" officeooo:rsid="0025c784" style:font-style-asian="italic" style:font-style-complex="italic"/>
    </style:style>
    <style:style style:name="T13" style:family="text">
      <style:text-properties officeooo:rsid="001e4dfa"/>
    </style:style>
    <style:style style:name="T14" style:family="text">
      <style:text-properties officeooo:rsid="0025c784"/>
    </style:style>
    <style:style style:name="T15" style:family="text">
      <style:text-properties officeooo:rsid="0032aef2"/>
    </style:style>
    <style:style style:name="T16" style:family="text">
      <style:text-properties style:text-underline-style="solid" style:text-underline-width="auto" style:text-underline-color="font-color" officeooo:rsid="0032aef2"/>
    </style:style>
    <style:style style:name="T17" style:family="text">
      <style:text-properties style:text-underline-style="none" officeooo:rsid="0032ae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ext:p text:style-name="P8">“<text:span text:style-name="T15">You can engage in a communal writing process by responding to peer and teacher suggestions/comments on papers and revising work in a meaningful and effective way.”</text:span></text:p>
      <text:p text:style-name="P1"><text:tab/>The first paper I wrote <text:span text:style-name="T2">in </text:span>my Tutorial <text:span text:style-name="T2">for the peer review process</text:span> received constructive criticism <text:span text:style-name="T1">on its structure (A1) and grammar (B1). I revised the paper and fixed some of the issues (A2 and B2 respectively) but did not fix all of the issues that were identified in the peer review (D1). The comments that Paul gave me (C1) were helpful but even more helpful was our discussion of my writing process, where we decided that for my second paper I would try to write with an audience and keep a logical, clear, and focused argument throughout the paper. I used everything I had learned from the feedback on my first paper to write my second paper (C2). It did have structural and logical errors (D2), but it also demonstrated my ability to revise my work in a meaningful and effective way through engaging in a communal writing process, responding to suggestions and comments given by my teacher and my peers, satisfying the first goal.</text:span></text:p>
      <text:p text:style-name="P12"/>
      <text:p text:style-name="P15">(2)</text:p>
      <text:p text:style-name="P10">“<text:span text:style-name="T15">You can produce papers that are </text:span><text:span text:style-name="T16">structurally coherent</text:span><text:span text:style-name="T17"> as defined in the College’s ‘Writing outcomes for Papers at Grinnell College’.”</text:span></text:p>
      <text:p text:style-name="P2"><text:span text:style-name="T9"><text:tab/>In m</text:span>y groups project proposal for Bio 150, <text:span text:style-name="T9">we wrote </text:span>3 hypothese<text:span text:style-name="T9">s on</text:span> <text:span text:style-name="T9">what we anticipated t</text:span>he effects <text:span text:style-name="T9">of the manipulated independent variables on the dependent variables to be and supported our reasoning with the literature. These are the central claims of our essay and thus the first requirement for structural coherence is satisfied. The proposal includes necessary information in order to understand the context for the experiment, and lays out how the experiment will be carried out, all of which are necessary for convincing the people reading the proposal to fund the experiment. It remains focused on the topic at hand while still giving enough background so as to provide an adequate understanding. This means the paper has a unified focus and the second requirement for structural coherence is satisfied. The introduction of the proposal gives context for understanding the topic, and the closing paragraph discusses the significance of having results based on the manipulation detailed in the proposal. The title of the proposal announces the principal question that is going to be addressed. These factors satisfy the third requirement of structural coherence. There is a clear logical progression between sentences and paragraphs, starting with an introduction of the focus of the paper, which is the effects of climate change on organisms, then details the specific organism of interest. Background on that organism is given, and factors that are important for understanding the literature review are detailed. Then appropriate literature is reviewed with brief summary of the results that are relevant to the question of the experiment, and finally the hypotheses and predictions are given based on all the information given prior. The methods of how the hypotheses are given in detail and the paper is concluded with significance of possible findings. All of this is given in relation to the central idea of the effects of climate change on organisms. Thus the fourth requirement of structural coherence is satisfied. All four requirements of structural coherence are satisfied by this paper.</text:span></text:p>
      <text:p text:style-name="P2"/>
      <text:p text:style-name="P2"><text:soft-page-break/><text:span text:style-name="T9"><text:tab/>The </text:span><text:span text:style-name="T7">“Monsters” paper I wrote had an identifiable central claim in its thesis statement, which was the last sentence of the introductory paragraph. </text:span><text:span text:style-name="T6">It maintains a focus on the relationship between monsters – literal and metaphorical – and Watterson, and how he represented that in his comic. There is a logical progression to the paper, with the ideas in first body paragraph building on those in the introductory paragraph, and the same relationship for the second body paragraph to the first paragraph, and the conclusion to the paper as a whole.</text:span></text:p>
      <text:p text:style-name="P2"/>
      <text:p text:style-name="P15">(3)</text:p>
      <text:p text:style-name="P11">“<text:span text:style-name="T15">Your academic writing ‘...demonstrates competence in grammer, puntuation, spelling, and standard idioms of written English...’ and ‘...quotations, footnotes, and non-narrative features (figures, equations, tables, etc.) adhere to conventional format.’”</text:span></text:p>
      <text:p text:style-name="P3"><text:tab/>In my groups project proposal for Bio 150, we cited primary and secondary sources within the text in APA as given in “Investigations” which is the booklet given to students taking intro biology and chemistry courses at the college. We also had a references section in APA style. <text:span text:style-name="T10">There are two other biology papers that I have included although you are not required to read them, they are just there to show more examples of citation as well as displaying figures and tables.</text:span></text:p>
      <text:p text:style-name="P3"/>
      <text:p text:style-name="P3"><text:tab/><text:span text:style-name="T10">The </text:span><text:span text:style-name="T11">Monsters </text:span><text:span text:style-name="T8">paper I wrote included in text citations, a bibliography, and cited figures, all of which are done in the style of the powerpoint on citation at the beginning of the year (APA).</text:span></text:p>
      <text:p text:style-name="P13"><text:span text:style-name="T8"/></text:p>
      <text:p text:style-name="P15">(4)</text:p>
      <text:p text:style-name="P11">“<text:span text:style-name="T15">You are willing to tackle complex topics in writing. You have chosen to challenge yourself as a learner and a writer.”</text:span></text:p>
      <text:p text:style-name="P4"><text:span text:style-name="T3"><text:tab/>In Bio 150 the students do a final research project in groups, and a project proposal is submitted before the experiment is carried out. My group chose to study the effects of increased nitrogen and decreased temperature on mosquitos. This is notable because the topic of our class was the effects of climate change on organisms, but in previous experiments we had only done manipulations with turnip seeds, meaning we had to dive into a whole different topic of </text:span><text:span text:style-name="T4">the </text:span><text:span text:style-name="T3">literature and </text:span><text:span text:style-name="T4">had to learn about mosquitoes with no prior instruction</text:span><text:span text:style-name="T3">. </text:span><text:span text:style-name="T4">Learning about a new topic</text:span><text:span text:style-name="T3"> in and of itself is </text:span><text:span text:style-name="T4">challenging,</text:span><text:span text:style-name="T3"> but to write an experiment</text:span><text:span text:style-name="T4">al</text:span><text:span text:style-name="T3"> proposal on </text:span><text:span text:style-name="T4">a new topic while only getting a few weeks to learn about it</text:span><text:span text:style-name="T3"> </text:span><text:span text:style-name="T4">takes discipline </text:span><text:span text:style-name="T5">and </text:span><text:span text:style-name="T4">focus. </text:span><text:span text:style-name="T5">The majority of the proposal was introducing the complexities of mosquito larval development in the context of climate change. This was challenging because of the complexity of the topic required a good understanding of the interactions that occur in order to write about it at all. This demonstrates that I have been willing to challenge myself as a learner and as a writer.</text:span></text:p>
      <text:p text:style-name="P5"/>
      <text:p text:style-name="P6"><text:tab/><text:span text:style-name="T13">For my exhibition draft paper, while you did not like it, I think that the explanation of my process is a good example of how I’ve tried to challenge myself as a learner. My goal was to make an exhibition that wasn’t too subtle, but left a lot for the viewer to decide for themselves, but in an elegant and skillful way. I was challenging myself put a lot of effort into something that could easily be done dryly and analytically. I talked about how I had an idea about how I was going to write my paper, but it quickly fell through, so I had reformulate my approach, and decided to just read the comic strip like I normally would, but without trying to be so analytical. So I charged headfirst into the comic, not really looking for anything but just trying to experience it. I was trying to reach for something that I was not sure I could grasp. Taking a chance on a feeling is not really a challenge so much as it is a bad idea, but the part I did challenge myself on was to form those feelings into a coherent expression. Expressing </text:span><text:soft-page-break/><text:span text:style-name="T13">emotions and experiences is a universally challenging thing; it takes time and effort, because the words need to be just right to get the message across, and that is exactly what I tried to do with this paper. This demonstrates that I challenged myself to learn about, and to be able to write about, feelings and emotions of my own or of others.</text:span></text:p>
      <text:p text:style-name="P14">Reflection</text:p>
      <text:p text:style-name="P7"><text:tab/><text:span text:style-name="T14">I believe that I am a good </text:span><text:span text:style-name="T12">writer</text:span><text:span text:style-name="T14"> in terms of syntax and grammar and all that, and whenever I am able to craft a polished piece of writing or speaking, it is usually received with high praise. However I have never been very good at expressing my thoughts or my ideas to other people. I can do it, but it takes a lot of my time and effort – more so than most people – to do it well. Simply put, I am a slow but methodical writer. When I write a paper, for each piece of evidence I like to have a well defined reason as to why I am using it. There are no rules that say why a piece of evidence is relevant so I usually go off of intuition, by which I mean a clear and sudden understanding. Getting that intuition can be a slow process, which is annoying, but it gives me a very solid grasp on my own ideas. It is as if – whenever I try to express myself through writing or speech – I am excavating my own thoughts, and a lot of metaphorical dirt must be removed before something resembling a thesis starts to become visible. I do not feel I can change the way I write. It is part of who I am and it gives my writing a unique style that I very much enjoy, however I can get better at it, that is to say, I can get faster at going through my writing process, and that is a goal that I would like to strive towards. This is something that can only be accomplished through practice, through using that writing part of my brain actively and enthusiastically. Writing faster does not mean rushing; it means that I trust my reasoning enough that I can put evidence down sooner rather than later. And the quicker I can write a paper, the quicker I can critique it. If I am quick enough it gives me time to do other things as well. Improving my writing is not just important for writing, it is important for everything because the skills improves are applicable in a wide range of situations. It is my hope and belief that I can accomplish such an improvement as a writer, and that Grinnell will facilitate such a go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0T11:46:16.213208000</meta:creation-date>
    <dc:date>2016-12-16T12:54:54.730206000</dc:date>
    <meta:editing-duration>PT5H7M42S</meta:editing-duration>
    <meta:editing-cycles>19</meta:editing-cycles>
    <meta:generator>LibreOffice/5.2.3.3$MacOSX_X86_64 LibreOffice_project/d54a8868f08a7b39642414cf2c8ef2f228f780cf</meta:generator>
    <meta:document-statistic meta:table-count="0" meta:image-count="0" meta:object-count="0" meta:page-count="9" meta:paragraph-count="17" meta:word-count="1645" meta:character-count="9449" meta:non-whitespace-character-count="7807"/>
  </office:meta>
</office:document-meta>
</file>